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.8902in"/>
    </style:style>
    <style:style style:name="co2" style:family="table-column">
      <style:table-column-properties fo:break-before="auto" style:column-width="2.1181in"/>
    </style:style>
    <style:style style:name="co3" style:family="table-column">
      <style:table-column-properties fo:break-before="auto" style:column-width="0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«Финатлон для старшеклассников» - Всероссийская олимпиада по финансовой грамотности, финансовому рынку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«Наследники Левш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«Формула Единства» / 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«Формула Единства» / «Третье тысячелети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V Южно-Российская межрегиональная олимпиада школьников «Архитектура и искусство» по комплексу предметов (рисунок, живопись, композиция, черчение)</text:p>
          </table:table-cell>
          <table:table-cell office:value-type="string" calcext:value-type="string">
            <text:p>искусство, черче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хоровое дирижиров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инструменты народного оркестр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струнные инструменты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музыкальная педагогика и исполнительств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композитные технологи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новые материалы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разработка компьютерных игр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финансовый инжиниринг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умный город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: агробиотехнологи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по музыкально-теоретическим дисциплинам для учащихся детских музыкальных школ и детских школ искусств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культур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сновы бизнес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олит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сих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е язы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Государственный аудит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Кутафин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рисуно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графический дизайн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Архитектура и искусство» по комплексу предметов (рисунок, композиция)</text:p>
          </table:table-cell>
          <table:table-cell office:value-type="string" calcext:value-type="string">
            <text:p>искусств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граф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композиц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рисуно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дизайн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 по инженерно-конструкторскому направлению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 искусств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 по научно-технологическому направлению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лог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бъедине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по архитектуре СПбГАСУ</text:p>
          </table:table-cell>
          <table:table-cell office:value-type="string" calcext:value-type="string">
            <text:p>рисунок и архитектурная композиц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технический рисунок и декоративная композиц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академический рисунок, живопись, композиция, история искусства и культуры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Высокие технологии и материалы будущего»</text:p>
          </table:table-cell>
          <table:table-cell office:value-type="string" calcext:value-type="string">
            <text:p>нанотехнологии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не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едпринимательство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сих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елигиоведени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журналис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дицин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родные языки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ибирская межрегиональная олимпиада школьников «Архитектурно-дизайнерское творчество»</text:p>
          </table:table-cell>
          <table:table-cell office:value-type="string" calcext:value-type="string">
            <text:p>архитектура, изобразительные и прикладные виды искусств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Строгановская олимпиада на базе МГХПА имени С.Г. Строганова</text:p>
          </table:table-cell>
          <table:table-cell office:value-type="string" calcext:value-type="string">
            <text:p>рисунок, живопись, скульптура, дизайн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елевизионная гуманитарная олимпиада школьников «Умницы и умники»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нгвистика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Учитель школы будущего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Межвузовская олимпиада школьников «Первый успех»</text:p>
          </table:table-cell>
          <table:table-cell office:value-type="string" calcext:value-type="string">
            <text:p>педагогические науки и образование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45:25.471554924</meta:creation-date>
    <dc:date>2025-01-17T15:47:50.508912090</dc:date>
    <meta:editing-duration>PT2M25S</meta:editing-duration>
    <meta:editing-cycles>1</meta:editing-cycles>
    <meta:generator>LibreOffice/24.8.4.2$Linux_X86_64 LibreOffice_project/480$Build-2</meta:generator>
    <meta:document-statistic meta:table-count="1" meta:cell-count="834" meta:object-count="0"/>
  </office:meta>
</office:document-meta>
</file>